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54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54-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sk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malarious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972" calcext:value-type="float">
            <text:p>0.597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505" calcext:value-type="float">
            <text:p>0.650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481" calcext:value-type="float">
            <text:p>0.648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6777" calcext:value-type="float">
            <text:p>0.6777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8943" calcext:value-type="float">
            <text:p>0.89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float" office:value="0.6482" calcext:value-type="float">
            <text:p>0.6482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8119" calcext:value-type="float">
            <text:p>0.8119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111" calcext:value-type="float">
            <text:p>0.911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513" calcext:value-type="float">
            <text:p>0.7513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663" calcext:value-type="float">
            <text:p>0.666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781" calcext:value-type="float">
            <text:p>0.6781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663" calcext:value-type="float">
            <text:p>0.6663</text:p>
          </table:table-cell>
          <table:table-cell office:value-type="string" calcext:value-type="string">
            <text:p>.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8196" calcext:value-type="float">
            <text:p>0.8196</text:p>
          </table:table-cell>
          <table:table-cell office:value-type="string" calcext:value-type="string">
            <text:p>.</text:p>
          </table:table-cell>
          <table:table-cell office:value-type="float" office:value="0.6144" calcext:value-type="float">
            <text:p>0.614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776" calcext:value-type="float">
            <text:p>0.777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4" calcext:value-type="float">
            <text:p>0.814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7936" calcext:value-type="float">
            <text:p>0.793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24" calcext:value-type="float">
            <text:p>0.8924</text:p>
          </table:table-cell>
          <table:table-cell office:value-type="string" calcext:value-type="string">
            <text:p>.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7834" calcext:value-type="float">
            <text:p>0.7834</text:p>
          </table:table-cell>
          <table:table-cell office:value-type="string" calcext:value-type="string">
            <text:p>.</text:p>
          </table:table-cell>
          <table:table-cell office:value-type="float" office:value="0.8343" calcext:value-type="float">
            <text:p>0.8343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string" calcext:value-type="string">
            <text:p>.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7615" calcext:value-type="float">
            <text:p>0.761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7742" calcext:value-type="float">
            <text:p>0.77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901" calcext:value-type="float">
            <text:p>0.6901</text:p>
          </table:table-cell>
          <table:table-cell office:value-type="string" calcext:value-type="string">
            <text:p>.</text:p>
          </table:table-cell>
          <table:table-cell office:value-type="float" office:value="0.6378" calcext:value-type="float">
            <text:p>0.637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633" calcext:value-type="float">
            <text:p>0.6633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65" calcext:value-type="float">
            <text:p>0.8765</text:p>
          </table:table-cell>
          <table:table-cell office:value-type="string" calcext:value-type="string">
            <text:p>.</text:p>
          </table:table-cell>
          <table:table-cell office:value-type="float" office:value="0.7801" calcext:value-type="float">
            <text:p>0.780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636" calcext:value-type="float">
            <text:p>0.7636</text:p>
          </table:table-cell>
          <table:table-cell office:value-type="string" calcext:value-type="string">
            <text:p>.</text:p>
          </table:table-cell>
          <table:table-cell office:value-type="float" office:value="0.7575" calcext:value-type="float">
            <text:p>0.757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63" calcext:value-type="float">
            <text:p>0.9563</text:p>
          </table:table-cell>
          <table:table-cell office:value-type="string" calcext:value-type="string">
            <text:p>.</text:p>
          </table:table-cell>
          <table:table-cell office:value-type="float" office:value="0.9864" calcext:value-type="float">
            <text:p>0.986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.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01" calcext:value-type="float">
            <text:p>0.700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7141" calcext:value-type="float">
            <text:p>0.714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7211" calcext:value-type="float">
            <text:p>0.7211</text:p>
          </table:table-cell>
          <table:table-cell office:value-type="string" calcext:value-type="string">
            <text:p>.</text:p>
          </table:table-cell>
          <table:table-cell office:value-type="float" office:value="0.8563" calcext:value-type="float">
            <text:p>0.856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973" calcext:value-type="float">
            <text:p>0.797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327" calcext:value-type="float">
            <text:p>0.8327</text:p>
          </table:table-cell>
          <table:table-cell office:value-type="string" calcext:value-type="string">
            <text:p>.</text:p>
          </table:table-cell>
          <table:table-cell office:value-type="float" office:value="0.7565" calcext:value-type="float">
            <text:p>0.756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646" calcext:value-type="float">
            <text:p>0.764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66" calcext:value-type="float">
            <text:p>0.7666</text:p>
          </table:table-cell>
          <table:table-cell office:value-type="string" calcext:value-type="string">
            <text:p>.</text:p>
          </table:table-cell>
          <table:table-cell office:value-type="float" office:value="0.768" calcext:value-type="float">
            <text:p>0.768</text:p>
          </table:table-cell>
          <table:table-cell office:value-type="float" office:value="0.7305" calcext:value-type="float">
            <text:p>0.730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.</text:p>
          </table:table-cell>
          <table:table-cell office:value-type="float" office:value="0.7478" calcext:value-type="float">
            <text:p>0.747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271" calcext:value-type="float">
            <text:p>0.827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929" calcext:value-type="float">
            <text:p>0.792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06" calcext:value-type="float">
            <text:p>0.770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008" calcext:value-type="float">
            <text:p>0.800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628" calcext:value-type="float">
            <text:p>0.762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8849" calcext:value-type="float">
            <text:p>0.8849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488" calcext:value-type="float">
            <text:p>0.7488</text:p>
          </table:table-cell>
          <table:table-cell office:value-type="string" calcext:value-type="string">
            <text:p>.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468" calcext:value-type="float">
            <text:p>0.64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451" calcext:value-type="float">
            <text:p>0.745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068" calcext:value-type="float">
            <text:p>0.60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408" calcext:value-type="float">
            <text:p>0.6408</text:p>
          </table:table-cell>
          <table:table-cell office:value-type="string" calcext:value-type="string">
            <text:p>.</text:p>
          </table:table-cell>
          <table:table-cell office:value-type="float" office:value="0.7791" calcext:value-type="float">
            <text:p>0.7791</text:p>
          </table:table-cell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float" office:value="0.8802" calcext:value-type="float">
            <text:p>0.8802</text:p>
          </table:table-cell>
          <table:table-cell office:value-type="string" calcext:value-type="string">
            <text:p>.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985" calcext:value-type="float">
            <text:p>0.8985</text:p>
          </table:table-cell>
          <table:table-cell office:value-type="string" calcext:value-type="string">
            <text:p>.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784" calcext:value-type="float">
            <text:p>0.978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float" office:value="0.8125" calcext:value-type="float">
            <text:p>0.812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98" calcext:value-type="float">
            <text:p>0.779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583" calcext:value-type="float">
            <text:p>0.9583</text:p>
          </table:table-cell>
          <table:table-cell office:value-type="string" calcext:value-type="string">
            <text:p>.</text:p>
          </table:table-cell>
          <table:table-cell office:value-type="float" office:value="0.9658" calcext:value-type="float">
            <text:p>0.9658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7925" calcext:value-type="float">
            <text:p>0.7925</text:p>
          </table:table-cell>
          <table:table-cell office:value-type="string" calcext:value-type="string">
            <text:p>.</text:p>
          </table:table-cell>
          <table:table-cell office:value-type="float" office:value="0.8144" calcext:value-type="float">
            <text:p>0.8144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9189" calcext:value-type="float">
            <text:p>0.9189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15:18.604739628</dc:date>
    <meta:editing-duration>PT1M21S</meta:editing-duration>
    <meta:editing-cycles>1</meta:editing-cycles>
    <meta:document-statistic meta:table-count="1" meta:cell-count="336" meta:object-count="0"/>
    <meta:generator>LibreOffice/6.4.7.2$Linux_X86_64 LibreOffice_project/40$Build-2</meta:generator>
  </office:meta>
</office:document-meta>
</file>